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f16" officeooo:paragraph-rsid="001dbf16"/>
    </style:style>
    <style:style style:name="P2" style:family="paragraph" style:parent-style-name="Text_20_body" style:list-style-name="L3">
      <style:paragraph-properties fo:line-height="100%"/>
      <style:text-properties officeooo:rsid="001dbf16" officeooo:paragraph-rsid="001dbf16"/>
    </style:style>
    <style:style style:name="P3" style:family="paragraph" style:parent-style-name="Text_20_body" style:list-style-name="L3">
      <style:paragraph-properties fo:line-height="100%"/>
      <style:text-properties officeooo:rsid="001f9199" officeooo:paragraph-rsid="001f9199"/>
    </style:style>
    <style:style style:name="P4" style:family="paragraph" style:parent-style-name="Text_20_body">
      <style:text-properties officeooo:paragraph-rsid="001f9199"/>
    </style:style>
    <style:style style:name="P5" style:family="paragraph" style:parent-style-name="Text_20_body">
      <style:text-properties officeooo:rsid="00216287" officeooo:paragraph-rsid="00216287"/>
    </style:style>
    <style:style style:name="P6" style:family="paragraph" style:parent-style-name="Text_20_body">
      <style:text-properties officeooo:paragraph-rsid="00216287"/>
    </style:style>
    <style:style style:name="P7" style:family="paragraph" style:parent-style-name="Text_20_body">
      <style:text-properties officeooo:rsid="0023035f" officeooo:paragraph-rsid="0023035f"/>
    </style:style>
    <style:style style:name="P8" style:family="paragraph" style:parent-style-name="Text_20_body" style:list-style-name="L4">
      <style:text-properties officeooo:rsid="0023035f" officeooo:paragraph-rsid="0023035f"/>
    </style:style>
    <style:style style:name="P9" style:family="paragraph" style:parent-style-name="Text_20_body">
      <style:text-properties officeooo:paragraph-rsid="0023035f"/>
    </style:style>
    <style:style style:name="P10" style:family="paragraph" style:parent-style-name="Heading_20_2">
      <style:text-properties officeooo:paragraph-rsid="001dbf16"/>
    </style:style>
    <style:style style:name="T1" style:family="text">
      <style:text-properties officeooo:rsid="001dbf16"/>
    </style:style>
    <style:style style:name="T2" style:family="text">
      <style:text-properties officeooo:rsid="001f9199"/>
    </style:style>
    <style:style style:name="T3" style:family="text">
      <style:text-properties fo:language="el" fo:country="GR"/>
    </style:style>
    <style:style style:name="T4" style:family="text">
      <style:text-properties fo:language="el" fo:country="GR" officeooo:rsid="00216287"/>
    </style:style>
    <style:style style:name="T5" style:family="text">
      <style:text-properties fo:language="el" fo:country="GR" officeooo:rsid="0023035f"/>
    </style:style>
    <style:style style:name="T6" style:family="text">
      <style:text-properties officeooo:rsid="0023035f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2303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inforcment Learning : A Survey</text:p>
      <text:p text:style-name="Subtitle">L.P. Kaelbling, M. L. Littman, A.W. Moore</text:p>
      <text:p text:style-name="P1"/>
      <text:p text:style-name="P1"/>
      <text:p text:style-name="P1"/>
      <text:p text:style-name="P1">L.P. Kaelbling, M. L. Littman, A.W. Moore, « Reinforcement Learning : A Survey », Journal of</text:p>
      <text:p text:style-name="P1">Artificial Intelligence Research 4, 1996</text:p>
      <text:p text:style-name="P1"/>
      <text:h text:style-name="P10" text:outline-level="2"><text:span text:style-name="T1">Key words</text:span> :</text:h>
      <text:list xml:id="list5713679280178862077" text:style-name="L3">
        <text:list-item>
          <text:p text:style-name="P2">Reinforcment Learning</text:p>
        </text:list-item>
        <text:list-item>
          <text:p text:style-name="P2">Q-Learning</text:p>
        </text:list-item>
        <text:list-item>
          <text:p text:style-name="P2">Exploitation vs Exploration</text:p>
        </text:list-item>
        <text:list-item>
          <text:p text:style-name="P3">Applications ( Game – Robotics and Control)</text:p>
        </text:list-item>
      </text:list>
      <text:h text:style-name="Heading_20_2" text:outline-level="2">Abstract :</text:h>
      <text:p text:style-name="P4"><text:span text:style-name="T2">This article speak about reinforcment learning. It descibed theorical operation of algorithms like TD(</text:span><text:span text:style-name="T3">λ</text:span><text:span text:style-name="T4">) or Q-Learning. It descibed also reinforcement learning applications in Games and Robotics control.</text:span></text:p>
      <text:h text:style-name="Heading_20_3" text:outline-level="3"><text:span text:style-name="T3">Q-Learning</text:span></text:h>
      <text:p text:style-name="P6"><text:span text:style-name="T4">Watkins' algorithm, Q-Learning, is a ameliration of the TD(</text:span><text:span text:style-name="T3">λ</text:span><text:span text:style-name="T4">) algorithm. It use a state/action function whitch will found the optimal policy </text:span><text:span text:style-name="T3">π</text:span><text:span text:style-name="T4">(s) for each state : Q(s,a).</text:span></text:p>
      <text:p text:style-name="P5"><text:span text:style-name="T3">Q(s,a) = .... [</text:span><text:span text:style-name="T5">see on paper]</text:span></text:p>
      <text:p text:style-name="P7">This equation come from the Bellman equation which use a Markov Decision Process (MDP)</text:p>
      <text:p text:style-name="P9"><text:span text:style-name="T6">It represent the sum of the </text:span><text:bookmark text:name="result_box"/><text:span text:style-name="T7">hoped-for rewards </text:span><text:span text:style-name="T8">from a state “s” if I choose to do the action “a”</text:span></text:p>
      <text:h text:style-name="Heading_20_3" text:outline-level="3"><text:span text:style-name="T8">E</text:span><text:span text:style-name="T7">xploration vs Exploitation</text:span></text:h>
      <text:p text:style-name="P7"><text:span text:style-name="T7">One major difference between reinforcment learning and supervised learning is that a reinforcement learner must explore its environment.</text:span></text:p>
      <text:p text:style-name="P7"><text:span text:style-name="T7">If the intelligent agent only choose the action with the hiest Q-Value, it will pose a lot of problem:</text:span></text:p>
      <text:list xml:id="list3764071761685666986" text:style-name="L4">
        <text:list-item>
          <text:p text:style-name="P8"><text:span text:style-name="T7">Tge sequence of actions may be not the optimal one</text:span></text:p>
        </text:list-item>
        <text:list-item>
          <text:p text:style-name="P8"><text:span text:style-name="T7">If a add a new goal with a biggest reward, the agent may never found it </text:span></text:p>
        </text:list-item>
      </text:list>
      <text:h text:style-name="Heading_20_2" text:outline-level="2">Use :</text:h>
      <text:p text:style-name="P7">It will be use to make Q-Learning part and the Exploration vs exploitation p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5pt" fo:font-style="itali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7:10:19.472541046</meta:creation-date>
    <dc:date>2017-03-02T18:09:47.029897125</dc:date>
    <meta:editing-duration>PT12M2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3" meta:word-count="233" meta:character-count="1397" meta:non-whitespace-character-count="1190"/>
  </office:meta>
</office:document-meta>
</file>